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grande" svg:font-family="'lucida grande', tahoma, verdana, arial, sans-serif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4.737cm" fo:margin-left="1.095cm" fo:margin-right="1.168cm" table:align="margins"/>
    </style:style>
    <style:style style:name="Tableau1.A" style:family="table-column">
      <style:table-column-properties style:column-width="3.334cm" style:rel-column-width="14824*"/>
    </style:style>
    <style:style style:name="Tableau1.B" style:family="table-column">
      <style:table-column-properties style:column-width="4.075cm" style:rel-column-width="18119*"/>
    </style:style>
    <style:style style:name="Tableau1.C" style:family="table-column">
      <style:table-column-properties style:column-width="3.81cm" style:rel-column-width="16942*"/>
    </style:style>
    <style:style style:name="Tableau1.D" style:family="table-column">
      <style:table-column-properties style:column-width="3.519cm" style:rel-column-width="156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4.737cm" fo:margin-left="1.095cm" fo:margin-right="1.168cm" table:align="margins"/>
    </style:style>
    <style:style style:name="Tableau8.A" style:family="table-column">
      <style:table-column-properties style:column-width="3.334cm" style:rel-column-width="14824*"/>
    </style:style>
    <style:style style:name="Tableau8.B" style:family="table-column">
      <style:table-column-properties style:column-width="4.075cm" style:rel-column-width="18119*"/>
    </style:style>
    <style:style style:name="Tableau8.C" style:family="table-column">
      <style:table-column-properties style:column-width="3.81cm" style:rel-column-width="16942*"/>
    </style:style>
    <style:style style:name="Tableau8.D" style:family="table-column">
      <style:table-column-properties style:column-width="3.519cm" style:rel-column-width="15650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D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1.695cm" table:align="left"/>
    </style:style>
    <style:style style:name="Tableau3.A" style:family="table-column">
      <style:table-column-properties style:column-width="11.695cm"/>
    </style:style>
    <style:style style:name="Tableau3.A1" style:family="table-cell">
      <style:table-cell-properties fo:padding="0.097cm" fo:border="0.002cm solid #0000ff"/>
    </style:style>
    <style:style style:name="Tableau4" style:family="table">
      <style:table-properties style:width="11.695cm" table:align="left"/>
    </style:style>
    <style:style style:name="Tableau4.A" style:family="table-column">
      <style:table-column-properties style:column-width="11.695cm"/>
    </style:style>
    <style:style style:name="Tableau4.A1" style:family="table-cell">
      <style:table-cell-properties fo:padding="0.097cm" fo:border="0.002cm solid #0000ff"/>
    </style:style>
    <style:style style:name="Tableau2" style:family="table">
      <style:table-properties style:width="11.695cm" table:align="left"/>
    </style:style>
    <style:style style:name="Tableau2.A" style:family="table-column">
      <style:table-column-properties style:column-width="11.695cm"/>
    </style:style>
    <style:style style:name="Tableau2.A1" style:family="table-cell">
      <style:table-cell-properties fo:padding="0.097cm" fo:border="0.002cm solid #0000ff"/>
    </style:style>
    <style:style style:name="Tableau5" style:family="table">
      <style:table-properties style:width="4.022cm" fo:margin-left="6.519cm" fo:margin-right="6.459cm" table:align="margins"/>
    </style:style>
    <style:style style:name="Tableau5.A" style:family="table-column">
      <style:table-column-properties style:column-width="4.022cm" style:rel-column-width="6553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4.022cm" fo:margin-left="6.519cm" fo:margin-right="6.459cm" table:align="margins"/>
    </style:style>
    <style:style style:name="Tableau6.A" style:family="table-column">
      <style:table-column-properties style:column-width="4.022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4.022cm" fo:margin-left="6.519cm" fo:margin-right="6.459cm" table:align="margins"/>
    </style:style>
    <style:style style:name="Tableau7.A" style:family="table-column">
      <style:table-column-properties style:column-width="4.022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dc23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dc2300"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/>
    </style:style>
    <style:style style:name="P13" style:family="paragraph" style:parent-style-name="Standard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14" style:family="paragraph" style:parent-style-name="Standard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ucida grande" fo:font-size="8.25pt" fo:letter-spacing="normal" fo:font-style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ucida grande" fo:font-size="8.25pt" fo:letter-spacing="normal" fo:font-style="normal" fo:font-weight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ucida grande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33333" style:font-name="lucida grande" fo:font-size="8.25pt" fo:letter-spacing="normal" fo:font-style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33333" style:font-name="lucida grande" fo:font-size="8.25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dc2300" style:font-name="lucida grande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ff0000" style:font-name="lucida grande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style:font-name-asian="Times New Roman1" style:font-name-complex="Times New Roman1"/>
    </style:style>
    <style:style style:name="P28" style:family="paragraph" style:parent-style-name="Standard" style:list-style-name="L1">
      <style:paragraph-properties fo:text-align="start" style:justify-single-word="false"/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use-window-font-color="tru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ucida grande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300dc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" style:font-name-asian="Lucida Sans Unicode" style:font-name-complex="Arial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font-name="lucida grande" fo:font-size="8.25pt" fo:letter-spacing="normal" fo:font-style="normal"/>
    </style:style>
    <style:style style:name="T8" style:family="text">
      <style:text-properties fo:font-variant="normal" fo:text-transform="none" style:font-name="lucida grande" fo:font-size="8.25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style:font-name="lucida grande" fo:font-size="8.25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Je laComparaison</text:p>
      <text:p text:style-name="P22"><text:tab/><text:tab/> <text:s text:c="9"/><text:tab/><text:tab/><text:tab/> <text:s/><text:span text:style-name="T2">naturels</text:span><text:tab/><text:tab/><text:tab/><text:tab/> <text:s text:c="14"/><text:tab/><text:tab/><text:tab/><text:tab/><text:tab/><text:tab/> <text:s/><text:span text:style-name="T2">relatifs</text:span></text:p>
      <text:p text:style-name="P23">Sans invers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4">&lt;</text:p>
          </table:table-cell>
          <table:table-cell table:style-name="Tableau1.A1" office:value-type="string">
            <text:p text:style-name="P24">LO</text:p>
          </table:table-cell>
          <table:table-cell table:style-name="Tableau1.A1" office:value-type="string">
            <text:p text:style-name="P24">&lt;</text:p>
          </table:table-cell>
          <table:table-cell table:style-name="Tableau1.D1" office:value-type="string">
            <text:p text:style-name="P24">LT</text:p>
          </table:table-cell>
        </table:table-row>
        <table:table-row>
          <table:table-cell table:style-name="Tableau1.A2" office:value-type="string">
            <text:p text:style-name="P27">≤</text:p>
          </table:table-cell>
          <table:table-cell table:style-name="Tableau1.A2" office:value-type="string">
            <text:p text:style-name="P24">LS</text:p>
          </table:table-cell>
          <table:table-cell table:style-name="Tableau1.A2" office:value-type="string">
            <text:p text:style-name="P27">≤</text:p>
          </table:table-cell>
          <table:table-cell table:style-name="Tableau1.D2" office:value-type="string">
            <text:p text:style-name="P24">LE</text:p>
          </table:table-cell>
        </table:table-row>
        <table:table-row>
          <table:table-cell table:style-name="Tableau1.A2" office:value-type="string">
            <text:p text:style-name="P27">≥</text:p>
          </table:table-cell>
          <table:table-cell table:style-name="Tableau1.A2" office:value-type="string">
            <text:p text:style-name="P24">HS</text:p>
          </table:table-cell>
          <table:table-cell table:style-name="Tableau1.A2" office:value-type="string">
            <text:p text:style-name="P27">≥</text:p>
          </table:table-cell>
          <table:table-cell table:style-name="Tableau1.D2" office:value-type="string">
            <text:p text:style-name="P24">GE</text:p>
          </table:table-cell>
        </table:table-row>
        <table:table-row>
          <table:table-cell table:style-name="Tableau1.A2" office:value-type="string">
            <text:p text:style-name="P24">&gt;</text:p>
          </table:table-cell>
          <table:table-cell table:style-name="Tableau1.A2" office:value-type="string">
            <text:p text:style-name="P24">HI</text:p>
          </table:table-cell>
          <table:table-cell table:style-name="Tableau1.A2" office:value-type="string">
            <text:p text:style-name="P24">&gt;</text:p>
          </table:table-cell>
          <table:table-cell table:style-name="Tableau1.D2" office:value-type="string">
            <text:p text:style-name="P24">GT</text:p>
          </table:table-cell>
        </table:table-row>
        <table:table-row>
          <table:table-cell table:style-name="Tableau1.A2" office:value-type="string">
            <text:p text:style-name="P27">=</text:p>
          </table:table-cell>
          <table:table-cell table:style-name="Tableau1.A2" office:value-type="string">
            <text:p text:style-name="P24">EQ</text:p>
          </table:table-cell>
          <table:table-cell table:style-name="Tableau1.A2" office:value-type="string">
            <text:p text:style-name="P27">=</text:p>
          </table:table-cell>
          <table:table-cell table:style-name="Tableau1.D2" office:value-type="string">
            <text:p text:style-name="P24">EQ</text:p>
          </table:table-cell>
        </table:table-row>
        <table:table-row>
          <table:table-cell table:style-name="Tableau1.A2" office:value-type="string">
            <text:p text:style-name="P27">≠</text:p>
          </table:table-cell>
          <table:table-cell table:style-name="Tableau1.A2" office:value-type="string">
            <text:p text:style-name="P24">NE</text:p>
          </table:table-cell>
          <table:table-cell table:style-name="Tableau1.A2" office:value-type="string">
            <text:p text:style-name="P27">≠</text:p>
          </table:table-cell>
          <table:table-cell table:style-name="Tableau1.D2" office:value-type="string">
            <text:p text:style-name="P24">NE</text:p>
          </table:table-cell>
        </table:table-row>
      </table:table>
      <text:p text:style-name="P5">Avec inversion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24">&lt;</text:p>
          </table:table-cell>
          <table:table-cell table:style-name="Tableau8.A1" office:value-type="string">
            <text:p text:style-name="P24">HS</text:p>
          </table:table-cell>
          <table:table-cell table:style-name="Tableau8.A1" office:value-type="string">
            <text:p text:style-name="P24">&lt;</text:p>
          </table:table-cell>
          <table:table-cell table:style-name="Tableau8.D1" office:value-type="string">
            <text:p text:style-name="P24">GE</text:p>
          </table:table-cell>
        </table:table-row>
        <table:table-row>
          <table:table-cell table:style-name="Tableau8.A2" office:value-type="string">
            <text:p text:style-name="P27">≤</text:p>
          </table:table-cell>
          <table:table-cell table:style-name="Tableau8.A2" office:value-type="string">
            <text:p text:style-name="P24">HI</text:p>
          </table:table-cell>
          <table:table-cell table:style-name="Tableau8.A2" office:value-type="string">
            <text:p text:style-name="P27">≤</text:p>
          </table:table-cell>
          <table:table-cell table:style-name="Tableau8.D2" office:value-type="string">
            <text:p text:style-name="P24">GT</text:p>
          </table:table-cell>
        </table:table-row>
        <table:table-row>
          <table:table-cell table:style-name="Tableau8.A2" office:value-type="string">
            <text:p text:style-name="P27">≥</text:p>
          </table:table-cell>
          <table:table-cell table:style-name="Tableau8.A2" office:value-type="string">
            <text:p text:style-name="P24">LO</text:p>
          </table:table-cell>
          <table:table-cell table:style-name="Tableau8.A2" office:value-type="string">
            <text:p text:style-name="P27">≥</text:p>
          </table:table-cell>
          <table:table-cell table:style-name="Tableau8.D2" office:value-type="string">
            <text:p text:style-name="P24">LT</text:p>
          </table:table-cell>
        </table:table-row>
        <table:table-row>
          <table:table-cell table:style-name="Tableau8.A2" office:value-type="string">
            <text:p text:style-name="P24">&gt;</text:p>
          </table:table-cell>
          <table:table-cell table:style-name="Tableau8.A2" office:value-type="string">
            <text:p text:style-name="P24">LS</text:p>
          </table:table-cell>
          <table:table-cell table:style-name="Tableau8.A2" office:value-type="string">
            <text:p text:style-name="P24">&gt;</text:p>
          </table:table-cell>
          <table:table-cell table:style-name="Tableau8.D2" office:value-type="string">
            <text:p text:style-name="P24">LE</text:p>
          </table:table-cell>
        </table:table-row>
        <table:table-row>
          <table:table-cell table:style-name="Tableau8.A2" office:value-type="string">
            <text:p text:style-name="P27">=</text:p>
          </table:table-cell>
          <table:table-cell table:style-name="Tableau8.A2" office:value-type="string">
            <text:p text:style-name="P24">NE</text:p>
          </table:table-cell>
          <table:table-cell table:style-name="Tableau8.A2" office:value-type="string">
            <text:p text:style-name="P27">=</text:p>
          </table:table-cell>
          <table:table-cell table:style-name="Tableau8.D2" office:value-type="string">
            <text:p text:style-name="P24">NE</text:p>
          </table:table-cell>
        </table:table-row>
        <table:table-row>
          <table:table-cell table:style-name="Tableau8.A2" office:value-type="string">
            <text:p text:style-name="P27">≠</text:p>
          </table:table-cell>
          <table:table-cell table:style-name="Tableau8.A2" office:value-type="string">
            <text:p text:style-name="P24">EQ</text:p>
          </table:table-cell>
          <table:table-cell table:style-name="Tableau8.A2" office:value-type="string">
            <text:p text:style-name="P27">≠</text:p>
          </table:table-cell>
          <table:table-cell table:style-name="Tableau8.D2" office:value-type="string">
            <text:p text:style-name="P24">EQ</text:p>
          </table:table-cell>
        </table:table-row>
      </table:table>
      <text:p text:style-name="Standard"/>
      <text:p text:style-name="P4">Entre entier naturel :</text:p>
      <text:p text:style-name="P1"><text:span text:style-name="T1">Algo :</text:span> </text:p>
      <text:p text:style-name="P1"><text:tab/>si (n1<text:span text:style-name="T3"> &gt; n2) alors<text:line-break/><text:tab/> <text:s text:c="3"/>-- Code à exécuter dans le si<text:line-break/><text:tab/>fin si</text:span></text:p>
      <text:p text:style-name="P13"/>
      <text:p text:style-name="P14">Ass :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<text:tab/><text:span text:style-name="T1">@ Préparation</text:span></text:p>
            <text:p text:style-name="P2"><text:tab/>LDR <text:tab/>r0, [fp, #n1] <text:span text:style-name="T5">@ R0 prend le pointeur N1</text:span></text:p>
            <text:p text:style-name="P2"><text:tab/>LDR <text:tab/>r1, [fp, #n2] <text:span text:style-name="T5">@ R1 prend le pointeur N2</text:span></text:p>
            <text:p text:style-name="P2"><text:tab/><text:span text:style-name="T1">@ Comparaison</text:span></text:p>
            <text:p text:style-name="P2">.Lsi:</text:p>
            <text:p text:style-name="P2"><text:tab/>CMP <text:tab/>r0, r1 <text:s text:c="11"/>@ On compare R0 et R1</text:p>
            <text:p text:style-name="P2"><text:tab/>BNE<text:tab/>.Lfsi <text:s text:c="12"/>@ Si ce n'est pas égal, on va à la fin du si</text:p>
            <text:p text:style-name="P2"><text:tab/><text:span text:style-name="T1">@ Code à exécuter dans le si</text:span></text:p>
            <text:p text:style-name="P2">.Lfsi:</text:p>
          </table:table-cell>
        </table:table-row>
      </table:table>
      <text:p text:style-name="P4"/>
      <text:p text:style-name="P4">Entre entier relatif :</text:p>
      <text:p text:style-name="P1"><text:span text:style-name="T1">Algo :</text:span> </text:p>
      <text:p text:style-name="P1"><text:tab/>si (n1<text:span text:style-name="T3"> &gt; n2) alors<text:line-break/><text:tab/> <text:s text:c="3"/>-- Code à exécuter dans le si<text:line-break/><text:tab/>fin si</text:span></text:p>
      <text:p text:style-name="P13"/>
      <text:p text:style-name="P14">Ass :</text:p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<text:tab/><text:span text:style-name="T1">@ Préparation</text:span></text:p>
            <text:p text:style-name="P2"><text:tab/>LDR <text:tab/>r0, [fp, #n1] <text:span text:style-name="T5">@ R0 prend le pointeur N1</text:span></text:p>
            <text:p text:style-name="P2"><text:tab/>LDR <text:tab/>r1, [fp, #n2] <text:span text:style-name="T5">@ R1 prend le pointeur N2</text:span></text:p>
            <text:p text:style-name="P2"><text:tab/><text:span text:style-name="T1">@ Comparaison</text:span></text:p>
            <text:p text:style-name="P2">.Lsi:</text:p>
            <text:p text:style-name="P2"><text:tab/>CMP <text:tab/>r0, r1 <text:s text:c="11"/>@ On compare R0 et R1</text:p>
            <text:p text:style-name="P2"><text:soft-page-break/><text:tab/>BLE<text:tab/>.Lfsi <text:s text:c="12"/>@ Si ce n'est pas égal, on va à la fin du si</text:p>
            <text:p text:style-name="P2"><text:tab/><text:span text:style-name="T1">@ Code à exécuter dans le si</text:span></text:p>
            <text:p text:style-name="P2">.Lfsi: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ntre pointeurs (exemple) :</text:p>
      <text:p text:style-name="P1"/>
      <text:p text:style-name="P1"><text:span text:style-name="T1">Algo :</text:span> </text:p>
      <text:p text:style-name="P1"><text:tab/>si (p1<text:span text:style-name="T3">↑ = p2↑) alors<text:line-break/><text:tab/> <text:s text:c="3"/>-- Code à exécuter dans le si<text:line-break/><text:tab/>fin si</text:span></text:p>
      <text:p text:style-name="P13"/>
      <text:p text:style-name="P14">Ass :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tab/><text:span text:style-name="T1">@ Préparation</text:span></text:p>
            <text:p text:style-name="P2"><text:tab/>LDR <text:tab/>r0, [fp, #p1] <text:span text:style-name="T5">@ R0 prend le pointeur P1</text:span></text:p>
            <text:p text:style-name="P2"><text:tab/>LDR <text:tab/>r1, [fp, #p2] <text:span text:style-name="T5">@ R1 prend le pointeur P2</text:span><text:line-break/> <text:s text:c="2"/><text:tab/>LDRB <text:tab/>r0, [r0] <text:s text:c="3"/>@ On met la valeur du pointeur R0 dans R0<text:line-break/> <text:s text:c="3"/><text:tab/>LDRB <text:tab/>r1, [r1] <text:s text:c="3"/>@ On met la valeur du pointeur R0 dans R0</text:p>
            <text:p text:style-name="P2"><text:tab/><text:span text:style-name="T1">@ Comparaison</text:span></text:p>
            <text:p text:style-name="P2">.Lsi:</text:p>
            <text:p text:style-name="P2"><text:tab/>CMP <text:tab/>r0, r1 <text:s text:c="11"/>@ On compare R0 et R1</text:p>
            <text:p text:style-name="P2"><text:tab/>BLS<text:tab/>.Lfsi <text:s text:c="12"/>@ Si ce n'est pas égal, on va à la fin du si</text:p>
            <text:p text:style-name="P2"><text:tab/><text:span text:style-name="T1">@ Code à exécuter dans le si</text:span></text:p>
            <text:p text:style-name="P2">.Lfsi:</text:p>
          </table:table-cell>
        </table:table-row>
      </table:table>
      <text:p text:style-name="P1"/>
      <text:p text:style-name="P6">Les attribution</text:p>
      <text:p text:style-name="P6"/>
      <text:list xml:id="list432693523132282671" text:style-name="L1">
        <text:list-item>
          <text:p text:style-name="P28">LDR (Load register)</text:p>
          <text:list>
            <text:list-header>
              <text:p text:style-name="P29">Utilisé pour mettre dans un registre un autre registre, ou un élément d'une pile</text:p>
              <text:p text:style-name="P29">exemple :</text:p>
              <text:list>
                <text:list-header>
                  <text:p text:style-name="P29">→ LDR R0, [fp, #Variable] @ Dans R0 on met Variable depuis la pile</text:p>
                  <text:p text:style-name="P29">→ LDR R0, R1<text:tab/><text:tab/><text:tab/><text:tab/>@ Dans R0 on met R1</text:p>
                </text:list-header>
              </text:list>
            </text:list-header>
          </text:list>
        </text:list-item>
        <text:list-item>
          <text:p text:style-name="P28">STR (Store)</text:p>
          <text:list>
            <text:list-header>
              <text:p text:style-name="P30">Utilisé pour ranger un registre dans une pile ou un autre registre</text:p>
            </text:list-header>
          </text:list>
        </text:list-item>
      </text:list>
      <text:p text:style-name="P8"><text:tab/><text:tab/><text:tab/><text:tab/><text:tab/>→ STR R0, [fp, #Variable] <text:tab/>@ Variable prend R0</text:p>
      <text:p text:style-name="P8"><text:tab/><text:tab/><text:tab/><text:tab/><text:tab/>→ STR R0, R1<text:tab/><text:tab/><text:tab/><text:tab/>@ R1 prend R0</text:p>
      <text:list xml:id="list43436757" text:continue-numbering="true" text:style-name="L1">
        <text:list-item>
          <text:p text:style-name="P28">MOV (Move)</text:p>
          <text:list>
            <text:list-header>
              <text:p text:style-name="P30">Utilisé pour ranger des constantes dans un registre</text:p>
              <text:list>
                <text:list-header>
                  <text:p text:style-name="P30">→<text:tab/>MOV R1, #0<text:tab/><text:tab/><text:tab/><text:tab/>@ R1 = 0</text:p>
                </text:list-header>
              </text:list>
            </text:list-header>
          </text:list>
        </text:list-item>
      </text:list>
      <text:p text:style-name="P3"><text:tab/><text:tab/><text:tab/><text:tab/><text:tab/>→ <text:s/><text:span text:style-name="T6">MOV R1, #VRAI <text:tab/><text:tab/>@ R1 = VRAI = 1</text:span></text:p>
      <text:p text:style-name="P1"/>
      <text:p text:style-name="P7">Sous-Programmes</text:p>
      <text:p text:style-name="P7"/>
      <text:p text:style-name="P9">Pour appelé un sous-Programme, il faut utilise la commande B (vous savez de BNE, BGT etc.. )</text:p>
      <text:p text:style-name="P9">Les paramètres se mettent dans les registre R0 étant le 1er et R3 étant le 4e (je ne sais pas comment faire avec + de 4 paramètres)</text:p>
      <text:p text:style-name="P9"/>
      <text:p text:style-name="P9">donc voici comment faire :</text:p>
      <text:p text:style-name="P9"/>
      <text:p text:style-name="P9"><text:tab/>Algo :</text:p>
      <text:p text:style-name="P9"><text:soft-page-break/><text:tab/><text:tab/>sousProg(param1, param2, param3) ;</text:p>
      <text:p text:style-name="P9"/>
      <text:p text:style-name="P9"><text:tab/>Ass :</text:p>
      <text:p text:style-name="P9"><text:tab/><text:tab/>@ Insertion des parametres dans les registres</text:p>
      <text:p text:style-name="P9"><text:tab/><text:tab/>LDR R0, [fp, #param1]</text:p>
      <text:p text:style-name="P9"><text:tab/><text:tab/>LDR R1, [fp, #param2]</text:p>
      <text:p text:style-name="P9"><text:tab/><text:tab/>LDR R2, [fp, #param3]</text:p>
      <text:p text:style-name="P9"><text:tab/><text:tab/>@ Appelle du sous-Programme</text:p>
      <text:p text:style-name="P9"><text:tab/><text:tab/>B sousProg</text:p>
      <text:p text:style-name="P1"/>
      <text:p text:style-name="P1"/>
      <text:p text:style-name="P1"/>
      <text:p text:style-name="P6">Exemple de sous programme</text:p>
      <text:p text:style-name="P1"/>
      <text:p text:style-name="P1">@ S/P comparerChaine<text:line-break/><text:tab/>.include "defTypes.s"<text:tab/><text:tab/>@ Inclue la définitions des Types<text:line-break/> <text:s text:c="7"/><text:line-break/>@ parametres<text:line-break/><text:tab/>.equiv ch1, 8<text:tab/><text:tab/><text:tab/><text:tab/>@ entree, passage par valeur<text:line-break/><text:tab/>.equiv ch2, 16<text:tab/><text:tab/><text:tab/><text:tab/>@ entree, passage par valeur<text:line-break/> <text:s text:c="7"/><text:line-break/>@ variables locales<text:line-break/><text:tab/>.equiv cpt, -4<text:line-break/><text:tab/>.equiv p1, -8<text:line-break/><text:tab/>.equiv p2, -12<text:line-break/> <text:s text:c="7"/><text:line-break/>@ Booléen<text:line-break/><text:tab/>.equiv FAUX, 0<text:tab/><text:tab/><text:tab/><text:tab/>@ Définition #FAUX = #0<text:line-break/><text:tab/>.equiv VRAI, 1<text:tab/><text:tab/><text:tab/><text:tab/>@ Définition #VRAI = #1<text:line-break/><text:line-break/><text:tab/>.global comparerChaine<text:line-break/>comparerChaine:<text:line-break/><text:tab/>stmfd<text:tab/><text:tab/>sp!, {r0-r3}<text:tab/><text:tab/>@ On empile les registre de R0 à R3<text:line-break/><text:tab/>stmfd<text:tab/><text:tab/>sp!, {fp, lr}<text:tab/><text:tab/>@ On empile le reste<text:line-break/><text:tab/>mov<text:tab/><text:tab/>fp, sp<text:tab/><text:tab/><text:tab/><text:tab/>@ pareil<text:line-break/><text:tab/>sub <text:tab/><text:tab/>sp, sp, #3*4<text:tab/><text:tab/>@ Mettre ceci uniquement s'il y a des variables locales</text:p>
      <text:p text:style-name="P1"><text:tab/><text:tab/><text:tab/><text:tab/><text:tab/><text:tab/><text:tab/><text:tab/><text:tab/>@ Le premier chiffre (3) est le nombre de variables locales<text:line-break/> <text:s text:c="7"/></text:p>
      <text:p text:style-name="P1"><text:tab/>@ Contenue des registres :</text:p>
      <text:p text:style-name="P1"><text:tab/>@ R0 = ch1.nbCar</text:p>
      <text:p text:style-name="P1"><text:tab/>@ R1 = ch1.ptrCar</text:p>
      <text:p text:style-name="P1"><text:tab/>@ R2 = ch2.nbCar</text:p>
      <text:p text:style-name="P1"><text:tab/>@ R3 = ch2.ptrCar</text:p>
      <text:p text:style-name="P1"><text:line-break/>.Lsi1 :<text:line-break/><text:tab/>cmp<text:tab/><text:tab/>r0, r2<text:line-break/><text:tab/>streq <text:tab/><text:tab/>r0, [fp, #cpt]<text:tab/><text:tab/>@ Si c'est égal alors #cpt = ch1.nbCar<text:line-break/><text:tab/>strne<text:tab/><text:tab/>r2, [fp, #cpt]<text:tab/><text:tab/>@ Sinon #ctp = ch2.nbCar<text:line-break/>.Lfsi1 :<text:line-break/><text:tab/>str <text:s text:c="3"/><text:tab/><text:tab/> r1, [fp, #p1]<text:tab/><text:tab/>@ p1 = ch1.ptrCar<text:line-break/><text:tab/>str <text:s text:c="4"/><text:tab/><text:tab/> r3, [fp, #p2]<text:tab/><text:tab/>@ p2 = ch1.ptrCar<text:line-break/><text:tab/>mov <text:s text:c="4"/><text:tab/> r0, #FAUX<text:tab/><text:tab/>@ ça se passe de commentaire<text:line-break/> <text:s text:c="7"/><text:line-break/>.Ltq :<text:line-break/><text:tab/>cmp <text:s text:c="4"/><text:tab/>r0, #FAUX<text:tab/><text:tab/>@ On compare R0 et #FAUX<text:line-break/><text:tab/>bne <text:s text:c="4"/><text:tab/>.Lftq<text:tab/><text:tab/><text:tab/><text:tab/>@ Si R0 = #VRAI on sort de la boucle<text:line-break/> <text:s text:c="7"/><text:line-break/>.Lsi2 :<text:line-break/><text:soft-page-break/><text:tab/>ldr <text:s text:c="4"/><text:tab/><text:tab/>r1, [FP, #cpt]<text:tab/>@ R1 = #cpt<text:line-break/><text:tab/>cmp <text:s text:c="4"/><text:tab/>r1, #0<text:tab/><text:tab/><text:tab/><text:tab/><text:line-break/><text:tab/>ble <text:s text:c="4"/><text:tab/><text:tab/>.Lsin2<text:tab/><text:tab/><text:tab/><text:tab/>@ Si R1 <text:span text:style-name="T3">≤</text:span> 0 alors on va au sinon (.Lsin2)<text:line-break/><text:tab/>ldr <text:s text:c="4"/><text:tab/><text:tab/>r2, [FP, #p1]<text:tab/><text:tab/>@ R2 prend p1<text:line-break/><text:tab/>ldrb <text:s text:c="2"/><text:tab/><text:tab/>r2, [r2]<text:tab/><text:tab/><text:tab/>@ R2 prend la valeur pointé par p1 (qui se trouve dans R2)<text:line-break/><text:tab/>ldr <text:s text:c="4"/><text:tab/><text:tab/>r3, [FP, #p2]<text:tab/><text:tab/>@ R3 prend p2<text:line-break/><text:tab/>ldrb <text:s text:c="2"/><text:tab/><text:tab/>r3, [r3] <text:tab/><text:tab/><text:tab/>@ R3 prend la valeur pointé par p2 (qui se trouve dans R3)<text:line-break/> <text:s text:c="7"/><text:line-break/>.Lsi3 :<text:line-break/><text:tab/>cmp <text:s text:c="3"/><text:tab/>r2, r3<text:tab/><text:tab/><text:tab/><text:tab/><text:line-break/><text:tab/>bne <text:s text:c="4"/><text:tab/>.Lsin3<text:tab/><text:tab/><text:tab/><text:tab/>@ Si R2 et R3 ne sont pas égaux on va au sinon<text:line-break/><text:tab/>ldr <text:s text:c="4"/><text:tab/><text:tab/>r2, [fp, #p1]<text:tab/>@ On charge p1 dans R2<text:line-break/><text:tab/>add <text:s text:c="4"/><text:tab/>r2, r2, #1<text:tab/><text:tab/>@ p1 = p1 +1<text:line-break/><text:tab/>str <text:s text:c="4"/><text:tab/><text:tab/>r2, [fp, #p1]<text:tab/>@ On range le résultat dans p1<text:line-break/><text:tab/>ldr <text:s text:c="4"/><text:tab/><text:tab/>r3, [fp, #p2]<text:tab/>@ On charge p2 dans R3<text:line-break/><text:tab/>add <text:s text:c="4"/><text:tab/>r3, r3, #1<text:tab/><text:tab/>@ p2 = p2 + 1<text:line-break/><text:tab/>str <text:s text:c="4"/><text:tab/><text:tab/>r3, [fp, #p2]<text:tab/>@ On range le résultat dans p2<text:line-break/><text:tab/>sub <text:s text:c="4"/><text:tab/>r1, r1, #1<text:tab/><text:tab/>@ cpt = cpt - 1<text:line-break/><text:tab/>str <text:s text:c="4"/><text:tab/><text:tab/>r1, [fp, #cpt]<text:tab/>@ On range le résultat dans cpt<text:line-break/><text:tab/>b <text:s text:c="6"/><text:tab/><text:tab/>.Lfsi3<text:tab/><text:tab/><text:tab/>@ On oublie pas d'aller a la fin du si3 (pour pas exécuter le sinon)<text:line-break/>.Lsin3 <text:s/>:<text:line-break/><text:tab/>mov <text:s text:c="4"/><text:tab/>r0, #VRAI<text:tab/>@ Sinon on passe R0 à #VRAI (on sors de la boucle)<text:line-break/>.Lfsi3 <text:s/>:<text:line-break/><text:tab/>b <text:s text:c="6"/><text:tab/><text:tab/>.Lfsi2<text:tab/><text:tab/><text:tab/>@ On oublie pas de sauter le sinon2 <text:line-break/><text:tab/><text:tab/> <text:line-break/>.Lsin2 <text:s/>:<text:line-break/><text:tab/>mov <text:s text:c="4"/><text:tab/>r0, #VRAI<text:tab/>@ On termine la boucle <text:line-break/>.Lfsi2 <text:s/>:<text:line-break/><text:tab/>b <text:s text:c="6"/><text:tab/><text:tab/>.Ltq<text:tab/><text:tab/><text:tab/>@ On retourne au début de la boucle tant qu'elle n'est pas fini<text:line-break/>.Lftq :<text:line-break/>.Lsi4 :<text:line-break/><text:tab/>cmp <text:s text:c="4"/><text:tab/>r1, #0<text:line-break/><text:tab/>beq <text:s text:c="4"/>.<text:tab/>Lsin4<text:tab/><text:tab/><text:tab/>@ Si R1 = 0 on passe le si 4<text:line-break/><text:tab/>ldr <text:s text:c="4"/><text:tab/><text:tab/>r2, [fp, #p1]<text:tab/>@ ça vous rappelle rien ?<text:line-break/><text:tab/>ldrb <text:s text:c="3"/><text:tab/>r2, [r2]<text:tab/><text:tab/>@ Essayez de trouver <text:line-break/><text:tab/>ldr <text:s text:c="4"/><text:tab/><text:tab/>r3, [fp, #p2]<text:tab/>@ par vous même<text:line-break/><text:tab/>ldrb <text:s text:c="3"/><text:tab/>r3, [r3]<text:tab/><text:tab/>@ Bande de bande<text:line-break/> <text:s text:c="8"/><text:line-break/>.Lsi5 :<text:line-break/><text:tab/>cmp <text:s text:c="4"/><text:tab/>r2, r3<text:line-break/><text:tab/>movgt <text:s text:c="2"/><text:tab/>r0, #1<text:tab/><text:tab/><text:tab/>@ si c'est &gt; alors R0 = 1<text:line-break/><text:tab/>movle <text:s text:c="2"/><text:tab/>r0, #-1<text:tab/><text:tab/>@ si c'est <text:span text:style-name="T3">≤</text:span><text:span text:style-name="T4"> alors R0 = -1</text:span><text:line-break/>.Lfsi5 :<text:line-break/><text:tab/>b <text:s text:c="6"/><text:tab/><text:tab/>.Lfsi4 <text:tab/><text:tab/>@ on saute le sinon4<text:line-break/><text:tab/><text:tab/> <text:line-break/>.Lsin4 :<text:line-break/><text:tab/>ldrb <text:s text:c="3"/><text:tab/>r2, [fp, #ch1+nbCar]<text:line-break/><text:tab/>ldrb <text:s text:c="3"/><text:tab/>r3, [fp, #ch2+nbCar]<text:line-break/> <text:s text:c="8"/><text:line-break/>.Lsi6 :<text:line-break/><text:tab/>cmp <text:s text:c="4"/><text:tab/>r2, <text:s/>r3<text:line-break/><text:tab/>moveq <text:s text:c="2"/><text:tab/>r0, <text:s/>#0<text:tab/><text:tab/>@ Si c'est = alors R0 = 0<text:line-break/><text:tab/>movgt <text:s text:c="2"/><text:tab/>r0, <text:s/>#1<text:tab/><text:tab/>@ Bref regarder<text:line-break/><text:tab/>movlt <text:s text:c="2"/><text:tab/>r0, <text:s/>#-1<text:tab/><text:tab/>@ le tableau bordel<text:line-break/>.Lfsi6 :<text:line-break/>.Lfsi4 :</text:p>
      <text:p text:style-name="P1"><text:line-break/><text:soft-page-break/><text:tab/>@ Cette fonction renvois un résultat à la fin, celui-ci doit être placer dans R0, </text:p>
      <text:p text:style-name="P1"><text:tab/>@ ce qui est déjà fait !</text:p>
      <text:p text:style-name="P1"><text:tab/>@ R0 = result<text:line-break/><text:line-break/><text:tab/>mov <text:s text:c="4"/><text:tab/>sp, fp<text:tab/><text:tab/><text:tab/>@ Truc<text:line-break/><text:tab/>ldmfd <text:s text:c="2"/><text:tab/>sp!, {fp, lr}<text:tab/>@ Obligatoire<text:line-break/><text:tab/>add <text:s text:c="4"/><text:tab/>sp, sp, #4*4<text:tab/>@ A mettre<text:line-break/><text:tab/>mov <text:s text:c="4"/><text:tab/>pc, lr<text:tab/><text:tab/><text:tab/>@ à la fin<text:line-break/><text:line-break/></text:p>
      <text:p text:style-name="P1"/>
      <text:p text:style-name="P6">La Pile</text:p>
      <text:p text:style-name="P12"><text:bookmark text:name=".reactRoot[5].[1][1][1]{comment488171134585623_488193181250085}.[0].[1].[0].[1].[0].[0].[0][2].[0].[0:0].[3]"/><text:bookmark text:name=".reactRoot[5].[1][1][1]{comment488171134585623_488193181250085}.[0].[1].[0].[1].[0].[0].[0][2].[0].[0:0]"/><text:span text:style-name="T8">Il faut savoir que lors du lancement du programme, il est créé automatiquement une pile système, qui si j'ai bien compris, est vide lors de sa création.</text:span><text:bookmark text:name=".reactRoot[5].[1][1][1]{comment488171134585623_488193181250085}.[0].[1].[0].[1].[0].[0].[0][2].[0].[0:0].[4]"/><text:span text:style-name="T8"><text:line-break/></text:span><text:bookmark text:name=".reactRoot[5].[1][1][1]{comment488171134585623_488193181250085}.[0].[1].[0].[1].[0].[0].[0][2].[0].[0:0].[5]"/><text:span text:style-name="T8"><text:line-break/></text:span><text:bookmark text:name=".reactRoot[5].[1][1][1]{comment488171134585623_488193181250085}.[0].[1].[0].[1].[0].[0].[0][2].[0].[0:0].[6]"/><text:span text:style-name="T8">Ensuite, au tout début de ton S/P, tu empiles les</text:span><text:bookmark text:name=".reactRoot[5].[1][1][1]{comment488171134585623_488193181250085}.[0].[1].[0].[1].[0].[0].[0][2].[0].[0:3].[0].[0]"/><text:bookmark text:name=".reactRoot[5].[1][1][1]{comment488171134585623_488193181250085}.[0].[1].[0].[1].[0].[0].[0][2].[0].[0:3].[0]"/><text:bookmark text:name=".reactRoot[5].[1][1][1]{comment488171134585623_488193181250085}.[0].[1].[0].[1].[0].[0].[0][2].[0].[0:3]"/><text:span text:style-name="T8"> registres utilisés pendant le sous programme</text:span><text:bookmark text:name=".reactRoot[5].[1][1][1]{comment488171134585623_488193181250085}.[0].[1].[0].[1].[0].[0].[0][2].[0].[0:3].[0].[2]"/><text:span text:style-name="T8"> dans comparerChaine, c'est R0, R1, R2, R3</text:span><text:bookmark text:name=".reactRoot[5].[1][1][1]{comment488171134585623_488193181250085}.[0].[1].[0].[1].[0].[0].[0][2].[0].[0:3].[0].[4]"/><text:span text:style-name="T8">. Le tout en full descending, ce qui fait qu'on empile R3 puis R2 puis R1 puis R0. Donc à ce niveau là, la pile est de la forme :</text:span><text:bookmark text:name=".reactRoot[5].[1][1][1]{comment488171134585623_488193181250085}.[0].[1].[0].[1].[0].[0].[0][2].[0].[0:3].[0].[7]"/><text:span text:style-name="T8"><text:line-break/>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5">R0</text:p>
          </table:table-cell>
        </table:table-row>
        <table:table-row>
          <table:table-cell table:style-name="Tableau5.A2" office:value-type="string">
            <text:p text:style-name="P25">R1</text:p>
          </table:table-cell>
        </table:table-row>
        <table:table-row>
          <table:table-cell table:style-name="Tableau5.A2" office:value-type="string">
            <text:p text:style-name="P25">R2</text:p>
          </table:table-cell>
        </table:table-row>
        <table:table-row>
          <table:table-cell table:style-name="Tableau5.A2" office:value-type="string">
            <text:p text:style-name="P25">R3</text:p>
          </table:table-cell>
        </table:table-row>
      </table:table>
      <text:p text:style-name="P12"><text:bookmark text:name=".reactRoot[5].[1][1][1]{comment488171134585623_488193181250085}.[0].[1].[0].[1].[0].[0].[0][2].[0].[0:3].[0].[17]"/><text:span text:style-name="T8"><text:line-break/></text:span><text:bookmark text:name=".reactRoot[5].[1][1][1]{comment488171134585623_488193181250085}.[0].[1].[0].[1].[0].[0].[0][2].[0].[0:3].[0].[18]"/><text:span text:style-name="T8">ensuite tu empiles l'adresse de retour du S/P, suivi de FP (l'adresse "repaire" de la pile)</text:span><text:bookmark text:name=".reactRoot[5].[1][1][1]{comment488171134585623_488193181250085}.[0].[1].[0].[1].[0].[0].[0][2].[0].[0:3].[0].[19]"/><text:span text:style-name="T8"><text:line-break/></text:span><text:bookmark text:name=".reactRoot[5].[1][1][1]{comment488171134585623_488193181250085}.[0].[1].[0].[1].[0].[0].[0][2].[0].[0:3].[0].[20]"/><text:span text:style-name="T8"><text:line-break/></text:span><text:bookmark text:name=".reactRoot[5].[1][1][1]{comment488171134585623_488193181250085}.[0].[1].[0].[1].[0].[0].[0][2].[0].[0:3].[0].[21]"/><text:span text:style-name="T8">la pile est donc :</text:span><text:bookmark text:name=".reactRoot[5].[1][1][1]{comment488171134585623_488193181250085}.[0].[1].[0].[1].[0].[0].[0][2].[0].[0:3].[0].[22]"/><text:span text:style-name="T8"><text:line-break/>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6">FP</text:p>
          </table:table-cell>
        </table:table-row>
        <table:table-row>
          <table:table-cell table:style-name="Tableau6.A2" office:value-type="string">
            <text:p text:style-name="P26">LR</text:p>
          </table:table-cell>
        </table:table-row>
        <table:table-row>
          <table:table-cell table:style-name="Tableau6.A2" office:value-type="string">
            <text:p text:style-name="P26">R0</text:p>
          </table:table-cell>
        </table:table-row>
        <table:table-row>
          <table:table-cell table:style-name="Tableau6.A2" office:value-type="string">
            <text:p text:style-name="P26">R1</text:p>
          </table:table-cell>
        </table:table-row>
        <table:table-row>
          <table:table-cell table:style-name="Tableau6.A2" office:value-type="string">
            <text:p text:style-name="P26">R2</text:p>
          </table:table-cell>
        </table:table-row>
        <table:table-row>
          <table:table-cell table:style-name="Tableau6.A2" office:value-type="string">
            <text:p text:style-name="P26">R3</text:p>
          </table:table-cell>
        </table:table-row>
      </table:table>
      <text:p text:style-name="P12"><text:bookmark text:name=".reactRoot[5].[1][1][1]{comment488171134585623_488193181250085}.[0].[1].[0].[1].[0].[0].[0][2].[0].[0:3].[0].[36]"/><text:span text:style-name="T8"><text:line-break/></text:span><text:bookmark text:name=".reactRoot[5].[1][1][1]{comment488171134585623_488193181250085}.[0].[1].[0].[1].[0].[0].[0][2].[0].[0:3].[0].[37]"/><text:span text:style-name="T8">Ensuite tu mets le pointeur de pile "SP" à l'adresse de FP.</text:span><text:bookmark text:name=".reactRoot[5].[1][1][1]{comment488171134585623_488193181250085}.[0].[1].[0].[1].[0].[0].[0][2].[0].[0:3].[0].[38]"/><text:span text:style-name="T8"><text:line-break/></text:span><text:bookmark text:name=".reactRoot[5].[1][1][1]{comment488171134585623_488193181250085}.[0].[1].[0].[1].[0].[0].[0][2].[0].[0:3].[0].[39]"/><text:span text:style-name="T8">Après tu alloues de la place pour les variables locales, que tu vas placer au sommet de la pile</text:span><text:bookmark text:name=".reactRoot[5].[1][1][1]{comment488171134585623_488193181250085}.[0].[1].[0].[1].[0].[0].[0][2].[0].[0:3].[0].[40]"/><text:span text:style-name="T8"><text:line-break/></text:span><text:bookmark text:name=".reactRoot[5].[1][1][1]{comment488171134585623_488193181250085}.[0].[1].[0].[1].[0].[0].[0][2].[0].[0:3].[0].[41]"/><text:span text:style-name="T8">Toujours dans le cas de comparerChaine, il y a 3 variables locales qui sont des mots, donc sur 4octets</text:span><text:bookmark text:name=".reactRoot[5].[1][1][1]{comment488171134585623_488193181250085}.[0].[1].[0].[1].[0].[0].[0][2].[0].[0:3].[0].[42]"/><text:span text:style-name="T8"><text:line-break/></text:span><text:bookmark text:name=".reactRoot[5].[1][1][1]{comment488171134585623_488193181250085}.[0].[1].[0].[1].[0].[0].[0][2].[0].[0:3].[0].[43]"/><text:span text:style-name="T8">tu soustraies donc à SP 3*4</text:span><text:bookmark text:name=".reactRoot[5].[1][1][1]{comment488171134585623_488193181250085}.[0].[1].[0].[1].[0].[0].[0][2].[0].[0:3].[0].[44]"/><text:span text:style-name="T8"><text:line-break/></text:span><text:bookmark text:name=".reactRoot[5].[1][1][1]{comment488171134585623_488193181250085}.[0].[1].[0].[1].[0].[0].[0][2].[0].[0:3].[0].[45]"/><text:span text:style-name="T8"><text:line-break/></text:span><text:bookmark text:name=".reactRoot[5].[1][1][1]{comment488171134585623_488193181250085}.[0].[1].[0].[1].[0].[0].[0][2].[0].[0:3].[0].[46]"/><text:span text:style-name="T8">Ta pile devient donc :</text:span><text:bookmark text:name=".reactRoot[5].[1][1][1]{comment488171134585623_488193181250085}.[0].[1].[0].[1].[0].[0].[0][2].[0].[0:3].[0].[47]"/><text:span text:style-name="T8"><text:line-break/></text:span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6">P2</text:p>
          </table:table-cell>
        </table:table-row>
        <table:table-row>
          <table:table-cell table:style-name="Tableau7.A2" office:value-type="string">
            <text:p text:style-name="P26">P1</text:p>
          </table:table-cell>
        </table:table-row>
        <table:table-row>
          <table:table-cell table:style-name="Tableau7.A3" office:value-type="string">
            <text:p text:style-name="P26">CPT</text:p>
          </table:table-cell>
        </table:table-row>
        <table:table-row>
          <table:table-cell table:style-name="Tableau7.A3" office:value-type="string">
            <text:p text:style-name="P26">FP</text:p>
          </table:table-cell>
        </table:table-row>
        <table:table-row>
          <table:table-cell table:style-name="Tableau7.A3" office:value-type="string">
            <text:p text:style-name="P26">LR</text:p>
          </table:table-cell>
        </table:table-row>
        <table:table-row>
          <table:table-cell table:style-name="Tableau7.A3" office:value-type="string">
            <text:p text:style-name="P26">R0</text:p>
          </table:table-cell>
        </table:table-row>
        <table:table-row>
          <table:table-cell table:style-name="Tableau7.A3" office:value-type="string">
            <text:p text:style-name="P26">R1</text:p>
          </table:table-cell>
        </table:table-row>
        <table:table-row>
          <table:table-cell table:style-name="Tableau7.A3" office:value-type="string">
            <text:p text:style-name="P26">R2</text:p>
          </table:table-cell>
        </table:table-row>
        <table:table-row>
          <table:table-cell table:style-name="Tableau7.A3" office:value-type="string">
            <text:p text:style-name="P26">R3</text:p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p text:style-name="P16"><text:bookmark text:name=".reactRoot[5].[1][1][1]{comment488171134585623_488193537916716}.[0].[1].[0].[1].[0].[0].[0][2].[0].[0]"/><text:bookmark text:name=".reactRoot[5].[1][1][1]{comment488171134585623_488193537916716}.[0].[1].[0].[1].[0].[0].[0][2].[0]"/><text:bookmark text:name=".reactRoot[5].[1][1][1]{comment488171134585623_488193537916716}.[0].[1].[0].[1].[0].[0].[0][2]"/>avec :</text:p>
      <text:p text:style-name="P16"/>
      <text:p text:style-name="P12"><text:span text:style-name="T9">R0 = ch1.nbCar</text:span><text:bookmark text:name=".reactRoot[5].[1][1][1]{comment488171134585623_488193537916716}.[0].[1].[0].[1].[0].[0].[0][2].[0].[1]"/><text:span text:style-name="T9"><text:line-break/></text:span><text:bookmark text:name=".reactRoot[5].[1][1][1]{comment488171134585623_488193537916716}.[0].[1].[0].[1].[0].[0].[0][2].[0].[2]"/><text:soft-page-break/><text:span text:style-name="T9">R1 = ch1.ptrCar</text:span><text:bookmark text:name=".reactRoot[5].[1][1][1]{comment488171134585623_488193537916716}.[0].[1].[0].[1].[0].[0].[0][2].[0].[3]"/><text:span text:style-name="T9"><text:line-break/></text:span><text:bookmark text:name=".reactRoot[5].[1][1][1]{comment488171134585623_488193537916716}.[0].[1].[0].[1].[0].[0].[0][2].[0].[4]"/><text:span text:style-name="T9">R2 = ch2.nbCar</text:span><text:bookmark text:name=".reactRoot[5].[1][1][1]{comment488171134585623_488193537916716}.[0].[1].[0].[1].[0].[0].[0][2].[0].[5]"/><text:span text:style-name="T9"><text:line-break/></text:span><text:bookmark text:name=".reactRoot[5].[1][1][1]{comment488171134585623_488193537916716}.[0].[1].[0].[1].[0].[0].[0][2].[0].[6]"/><text:span text:style-name="T9">R3 = ch2.ptrCar</text:span><text:span text:style-name="T7"> </text:span></text:p>
      <text:p text:style-name="P15"/>
      <text:p text:style-name="P12"><text:bookmark text:name=".reactRoot[5].[1][1][1]{comment488171134585623_488194251249978}.[0].[1].[0].[1].[0].[0].[0][2].[0].[0]"/><text:span text:style-name="T9">Ensuite en fin de S/P tu vides la pile</text:span><text:bookmark text:name=".reactRoot[5].[1][1][1]{comment488171134585623_488194251249978}.[0].[1].[0].[1].[0].[0].[0][2].[0].[1]"/><text:span text:style-name="T7"><text:line-break/></text:span><text:bookmark text:name=".reactRoot[5].[1][1][1]{comment488171134585623_488194251249978}.[0].[1].[0].[1].[0].[0].[0][2].[0].[2]"/><text:span text:style-name="T9">donc SP prend la valeur de FP pour virer les variables locales</text:span><text:bookmark text:name=".reactRoot[5].[1][1][1]{comment488171134585623_488194251249978}.[0].[1].[0].[1].[0].[0].[0][2].[0].[3]"/><text:span text:style-name="T7"><text:line-break/></text:span><text:bookmark text:name=".reactRoot[5].[1][1][1]{comment488171134585623_488194251249978}.[0].[1].[0].[1].[0].[0].[0][2].[0].[4]"/><text:span text:style-name="T9">ensuite tu dépiles FP et L</text:span><text:bookmark text:name=".reactRoot[5].[1][1][1]{comment488171134585623_488194251249978}.[0].[1].[0].[1].[0].[0].[0][2].[0].[5]"/><text:span text:style-name="T9">R</text:span><text:span text:style-name="T7"><text:line-break/></text:span><text:bookmark text:name=".reactRoot[5].[1][1][1]{comment488171134585623_488194251249978}.[0].[1].[0].[1].[0].[0].[0][2].[0].[6]"/><text:span text:style-name="T9">Et enfin tu vires le reste de la pile, donc SP&lt;- SP+ 4*4</text:span><text:bookmark text:name=".reactRoot[5].[1][1][1]{comment488171134585623_488194251249978}.[0].[1].[0].[1].[0].[0].[0][2].[0].[7]"/><text:span text:style-name="T7"><text:line-break/></text:span><text:bookmark text:name=".reactRoot[5].[1][1][1]{comment488171134585623_488194251249978}.[0].[1].[0].[1].[0].[0].[0][2].[0].[8]"/><text:span text:style-name="T9">et tu mets PC &lt;- LR pour que le programme continue de tourner</text:span><text:span text:style-name="T7"> </text:span></text:p>
      <text:p text:style-name="P15"/>
      <text:p text:style-name="P15"/>
      <text:p text:style-name="P15">Merci Clément ^^</text:p>
      <text:p text:style-name="P15"/>
      <text:p text:style-name="P18"/>
      <text:p text:style-name="P6">GDB</text:p>
      <text:p text:style-name="P10">Commandes pour lancer le programme dans l'ordre avec gdb :</text:p>
      <text:p text:style-name="P11"><text:tab/>→ arm-elf-gdb</text:p>
      <text:p text:style-name="P11"><text:tab/>→ file [FichierExecutable]</text:p>
      <text:p text:style-name="P11"><text:tab/>→ target sim</text:p>
      <text:p text:style-name="P11"><text:tab/>→ load <text:tab/>(raccourci : lo)</text:p>
      <text:p text:style-name="P11"><text:tab/>→ run<text:tab/><text:tab/>(raccourci : r)</text:p>
      <text:p text:style-name="P11"><text:tab/>→ quit</text:p>
      <text:p text:style-name="P19"/>
      <text:p text:style-name="P17">Taille des variables :</text:p>
      <text:p text:style-name="P19"/>
      <text:p text:style-name="P20">Tailles des Variables</text:p>
      <text:p text:style-name="P17">Char = 1</text:p>
      <text:p text:style-name="P17">Int = 4</text:p>
      <text:p text:style-name="P17">Fichier = 8</text:p>
      <text:p text:style-name="P17">Tableau/Enregistrement (adresse) = 4</text:p>
      <text:p text:style-name="P17">Tableau/Enregistrement (valeur) = Taille de tous les éléments</text:p>
      <text:p text:style-name="P17">Pointeur = 4 ?</text:p>
      <text:p text:style-name="P17"/>
      <text:p text:style-name="P21">Divers</text:p>
      <text:p text:style-name="P17">Ranger quelque chose dans un pointeur :</text:p>
      <text:p text:style-name="P17"/>
      <text:p text:style-name="P17">Un enregistrement avec pointeur :</text:p>
      <text:p text:style-name="P17"/>
      <text:p text:style-name="P17">l'algo détaillé :</text:p>
      <text:p text:style-name="P17"/>
      <text:p text:style-name="P17">Tableaux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grande" svg:font-family="'lucida grande', tahoma, verdana, arial, sans-serif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6:46:26.20</meta:creation-date>
    <dc:date>2013-06-10T23:28:23.40</dc:date>
    <meta:editing-duration>PT5H48M42S</meta:editing-duration>
    <meta:editing-cycles>85</meta:editing-cycles>
    <meta:generator>OpenOffice.org/3.4.1$Win32 OpenOffice.org_project/341m1$Build-9593</meta:generator>
    <meta:document-statistic meta:table-count="8" meta:image-count="0" meta:object-count="0" meta:page-count="6" meta:paragraph-count="178" meta:word-count="1494" meta:character-count="7478"/>
  </office:meta>
</office:document-meta>
</file>